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6000000BE82893BA0CE67D95E.png" manifest:media-type="image/png"/>
  <manifest:file-entry manifest:full-path="Pictures/1000020100000546000000BEDD1003EF403BE8FA.png" manifest:media-type="image/png"/>
  <manifest:file-entry manifest:full-path="Pictures/1000020100000546000000BECA8413D44B7CA928.png" manifest:media-type="image/png"/>
  <manifest:file-entry manifest:full-path="Pictures/1000020100000546000000BE17CD0C4F8383FC2B.png" manifest:media-type="image/png"/>
  <manifest:file-entry manifest:full-path="Pictures/1000020100000546000000BE7ADCB29D5F89CB75.png" manifest:media-type="image/png"/>
  <manifest:file-entry manifest:full-path="Pictures/1000020100000546000000BE54FF46809E70F779.png" manifest:media-type="image/png"/>
  <manifest:file-entry manifest:full-path="Pictures/1000020100000546000000BECC88B9ABF012AFB8.png" manifest:media-type="image/png"/>
  <manifest:file-entry manifest:full-path="Pictures/1000020100000546000000BED4CEAD71C5D06E21.png" manifest:media-type="image/png"/>
  <manifest:file-entry manifest:full-path="Pictures/1000020100000546000000BE8512197C27EE01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width="17.59cm" svg:height="2.424cm" draw:z-index="0"><draw:image xlink:href="Pictures/1000020100000546000000BECC88B9ABF012AFB8.png" xlink:type="simple" xlink:show="embed" xlink:actuate="onLoad" loext:mime-type="image/x-vclgraphic"/></draw:frame></text:p>
      <text:p text:style-name="Standard"><draw:frame draw:style-name="fr2" draw:name="Bild2" text:anchor-type="paragraph" svg:width="17.59cm" svg:height="2.424cm" draw:z-index="1"><draw:image xlink:href="Pictures/1000020100000546000000BEDD1003EF403BE8FA.png" xlink:type="simple" xlink:show="embed" xlink:actuate="onLoad" loext:mime-type="image/x-vclgraphic"/></draw:frame></text:p>
      <text:p text:style-name="Standard"><draw:frame draw:style-name="fr3" draw:name="Bild3" text:anchor-type="paragraph" svg:width="17.59cm" svg:height="2.424cm" draw:z-index="2"><draw:image xlink:href="Pictures/1000020100000546000000BE17CD0C4F8383FC2B.png" xlink:type="simple" xlink:show="embed" xlink:actuate="onLoad" loext:mime-type="image/x-vclgraphic"/></draw:frame></text:p>
      <text:p text:style-name="Standard"><draw:frame draw:style-name="fr3" draw:name="Bild4" text:anchor-type="paragraph" svg:width="17.59cm" svg:height="2.424cm" draw:z-index="3"><draw:image xlink:href="Pictures/1000020100000546000000BE7ADCB29D5F89CB75.png" xlink:type="simple" xlink:show="embed" xlink:actuate="onLoad" loext:mime-type="image/x-vclgraphic"/></draw:frame></text:p>
      <text:p text:style-name="Standard"><draw:frame draw:style-name="fr3" draw:name="Bild5" text:anchor-type="paragraph" svg:width="17.59cm" svg:height="2.424cm" draw:z-index="4"><draw:image xlink:href="Pictures/1000020100000546000000BED4CEAD71C5D06E21.png" xlink:type="simple" xlink:show="embed" xlink:actuate="onLoad" loext:mime-type="image/x-vclgraphic"/></draw:frame></text:p>
      <text:p text:style-name="Standard"><draw:frame draw:style-name="fr3" draw:name="Bild6" text:anchor-type="paragraph" svg:width="17.59cm" svg:height="2.424cm" draw:z-index="5"><draw:image xlink:href="Pictures/1000020100000546000000BE8512197C27EE0174.png" xlink:type="simple" xlink:show="embed" xlink:actuate="onLoad" loext:mime-type="image/x-vclgraphic"/></draw:frame></text:p>
      <text:p text:style-name="Standard"><draw:frame draw:style-name="fr3" draw:name="Bild7" text:anchor-type="paragraph" svg:width="17.59cm" svg:height="2.424cm" draw:z-index="6"><draw:image xlink:href="Pictures/1000020100000546000000BE82893BA0CE67D95E.png" xlink:type="simple" xlink:show="embed" xlink:actuate="onLoad" loext:mime-type="image/x-vclgraphic"/></draw:frame></text:p>
      <text:p text:style-name="Standard"><draw:frame draw:style-name="fr3" draw:name="Bild8" text:anchor-type="paragraph" svg:width="17.59cm" svg:height="2.424cm" draw:z-index="7"><draw:image xlink:href="Pictures/1000020100000546000000BECA8413D44B7CA928.png" xlink:type="simple" xlink:show="embed" xlink:actuate="onLoad" loext:mime-type="image/x-vclgraphic"/></draw:frame></text:p>
      <text:p text:style-name="Standard"><draw:frame draw:style-name="fr3" draw:name="Bild9" text:anchor-type="paragraph" svg:width="17.59cm" svg:height="2.424cm" draw:z-index="8"><draw:image xlink:href="Pictures/1000020100000546000000BE54FF46809E70F77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de" fo:country="DE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de" fo:country="DE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28:34.331478212</meta:creation-date>
    <dc:date>2018-03-12T08:56:37.196792860</dc:date>
    <meta:editing-duration>PT20S</meta:editing-duration>
    <meta:editing-cycles>2</meta:editing-cycles>
    <meta:generator>LibreOffice/6.0.2.1.0$Linux_X86_64 LibreOffice_project/00m0$Build-1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